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E3" style:family="table-cell" style:data-style-name="N37">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15" style:family="paragraph" style:parent-style-name="Text_20_body">
      <style:paragraph-properties fo:break-before="page"/>
    </style:style>
    <style:style style:name="P16" style:family="paragraph" style:parent-style-name="Text_20_body">
      <style:paragraph-properties fo:text-align="center" style:justify-single-word="false"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Heading_20_1">
      <style:text-properties fo:color="#000000"/>
    </style:style>
    <style:style style:name="P20" style:family="paragraph" style:parent-style-name="Heading_20_1">
      <style:text-properties fo:color="#000000" style:font-name="TimesNewRomanPSMT" fo:font-size="12pt" style:font-name-asian="TimesNewRomanPSMT" style:font-size-asian="12pt" style:font-name-complex="TimesNewRomanPSMT" style:font-size-complex="12pt"/>
    </style:style>
    <style:style style:name="P21" style:family="paragraph" style:parent-style-name="Heading_20_1">
      <style:paragraph-properties fo:break-before="page"/>
      <style:text-properties fo:color="#000000"/>
    </style:style>
    <style:style style:name="P22"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23"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Title">SOLUCIÓN SOFTWARE DEL CLIENTE</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22 de Nov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6"/>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7"><text:a xlink:type="simple" xlink:href="#__RefHeading__1033_1324887256" text:style-name="Internet_20_link" text:visited-style-name="Visited_20_Internet_20_Link">Gestión de las notificaciones internas<text:tab/>4</text:a></text:p>
          <text:p text:style-name="P17"><text:a xlink:type="simple" xlink:href="#__RefHeading___Toc234_153339800" text:style-name="Internet_20_link" text:visited-style-name="Visited_20_Internet_20_Link">Plan y mecanismos de comunicación con el cliente<text:tab/>4</text:a></text:p>
          <text:p text:style-name="P17"><text:a xlink:type="simple" xlink:href="#__RefHeading__1037_1324887256" text:style-name="Internet_20_link" text:visited-style-name="Visited_20_Internet_20_Link">Plan de ejecución de reuniones<text:tab/>4</text:a></text:p>
          <text:p text:style-name="P17"><text:a xlink:type="simple" xlink:href="#__RefHeading__1039_1324887256" text:style-name="Internet_20_link" text:visited-style-name="Visited_20_Internet_20_Link">Plan de mantenimiento de la documentación del proyecto<text:tab/>4</text:a></text:p>
          <text:p text:style-name="P17"><text:a xlink:type="simple" xlink:href="#__RefHeading__1041_1324887256" text:style-name="Internet_20_link" text:visited-style-name="Visited_20_Internet_20_Link">Plan de gestión de la planifiación y el estado del proyecto<text:tab/>5</text:a></text:p>
          <text:p text:style-name="P17"><text:a xlink:type="simple" xlink:href="#__RefHeading__1043_1324887256" text:style-name="Internet_20_link" text:visited-style-name="Visited_20_Internet_20_Link">gestión telemática de las reuniones<text:tab/>5</text:a></text:p>
        </text:index-body>
      </text:table-of-content>
      <text:p text:style-name="P12"/>
      <text:p text:style-name="P15"/>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Alejandro Vázquez</text:p>
          </table:table-cell>
          <table:table-cell table:style-name="Tabla4.A3" office:value-type="string">
            <text:p text:style-name="P8">Jesús Vázquez</text:p>
          </table:table-cell>
          <table:table-cell table:style-name="Tabla4.A3" office:value-type="string">
            <text:p text:style-name="P8"/>
          </table:table-cell>
          <table:table-cell table:style-name="Tabla4.E3" office:value-type="date" office:date-value="2017-11-22">
            <text:p text:style-name="P8">22/11/17</text:p>
          </table:table-cell>
          <table:table-cell table:style-name="Tabla4.F3" office:value-type="string">
            <text:p text:style-name="P8">Versión inicial del documento</text:p>
          </table:table-cell>
        </table:table-row>
        <table:table-row>
          <table:table-cell table:style-name="Tabla4.A3" office:value-type="string">
            <text:p text:style-name="P8">2.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3/11/17</text:p>
          </table:table-cell>
          <table:table-cell table:style-name="Tabla4.F3" office:value-type="string">
            <text:p text:style-name="P8">Pequeña modificación y formato</text:p>
          </table:table-cell>
        </table:table-row>
      </table:table>
      <text:p text:style-name="P12"/>
      <text:h text:style-name="P21" text:outline-level="1"><text:bookmark-start text:name="__RefHeading__1033_1324887256"/>Gestión de las notificaciones internas<text:bookmark-end text:name="__RefHeading__1033_1324887256"/></text:h>
      <text:p text:style-name="P13">Para las comunicaciones dentro del equipo de trabajo se usará la aplicación de mensajería instantánea de <text:span text:style-name="T3">Telegram</text:span><text:span text:style-name="T4">. Hemos decidido esta herramienta porque ya lo teníamos todos instalado y sabemos usarla pero puede que no sea muy eficiente porque puede llegar a generar distracciones ya que tiene mucho ruido a la hora de trabajar.</text:span></text:p>
      <text:p text:style-name="P23"/>
      <text:h text:style-name="P19" text:outline-level="1"><text:bookmark-start text:name="__RefHeading___Toc234_153339800"/>Plan y mecanismos de comunicación con el cliente<text:bookmark-end text:name="__RefHeading___Toc234_153339800"/></text:h>
      <text:p text:style-name="Text_20_body"/>
      <text:p text:style-name="P12"><text:span text:style-name="T1">Para las comunicaciones con el cliente hemos decidido ponernos en contacto mediante el uso de un </text:span><text:span text:style-name="T2">correo electrónico</text:span><text:span text:style-name="T1"> para poner hora y fecha. Si dicho correo no es contestado en un plazo aproximadamente de dos días, se pondrá en contacto mediante el uso de </text:span><text:span text:style-name="T2">Telegram</text:span><text:span text:style-name="T1">. </text:span></text:p>
      <text:p text:style-name="P12"><text:span text:style-name="T1">Se usará la herramienta </text:span><text:span text:style-name="T2">Jitsi</text:span><text:span text:style-name="T1"> para realizar las reuniones entre cliente – proveedor.</text:span></text:p>
      <text:h text:style-name="P19" text:outline-level="1"><text:bookmark-start text:name="__RefHeading__1037_1324887256"/>Plan de ejecución de reuniones<text:bookmark-end text:name="__RefHeading__1037_1324887256"/></text:h>
      <text:p text:style-name="P12"><text:span text:style-name="T1">En las reuniones haremos uso de la aplicación de </text:span><text:span text:style-name="T2">Jitsi</text:span><text:span text:style-name="T1"> puesto que cumple con el requisito de ser de código abierto. En cada reunión se resolverá todos y cada uno de los pasos del orden del día. Una vez finalizada la reunión se realizará un acta en el que quede todo reflejado y, en el caso de que sea con el cliente, se llegará a un acuerdo para elegir un nuevo día para otra reunión si es posible y necesario.</text:span></text:p>
      <text:p text:style-name="P14"/>
      <text:h text:style-name="P19" text:outline-level="1"><text:bookmark-start text:name="__RefHeading__1039_1324887256"/>Plan de mantenimiento de la documentación del proyecto<text:bookmark-end text:name="__RefHeading__1039_1324887256"/></text:h>
      <text:p text:style-name="Text_20_body"/>
      <text:p text:style-name="P12"><text:span text:style-name="T1">Toda la documentación se realizará y mantendrá mediante el uso de las aplicaciones de </text:span><text:span text:style-name="T2">OpenOffice</text:span><text:span text:style-name="T1"> puesto que es gratuito y bastante conocido, pero los documentos se entregarán en formato </text:span><text:span text:style-name="T2">PDF</text:span><text:span text:style-name="T1"> para una mayor compatibilidad. Estos documentos lo almacenaremos en </text:span><text:span text:style-name="T2">Github</text:span><text:span text:style-name="T1">, ya que es la herramienta que usaremos en las prácticas y sabremos usarla con bastante facilidad a lo largo del curso.</text:span></text:p>
      <text:p text:style-name="P14"/>
      <text:p text:style-name="P14"/>
      <text:p text:style-name="P14"/>
      <text:p text:style-name="P14"/>
      <text:p text:style-name="P14"/>
      <text:h text:style-name="P19" text:outline-level="1"><text:bookmark-start text:name="__RefHeading__1041_1324887256"/><text:soft-page-break/>Plan de gestión de la planifiación y el estado del proyecto<text:bookmark-end text:name="__RefHeading__1041_1324887256"/></text:h>
      <text:p text:style-name="P12"><text:span text:style-name="T1">A lo largo de todo el proyecto se irá planificando cada iteración a realizar asignando a cada miembro del grupo determinadas tareas, repartiendo la carga de trabajo de manera más equitativamente posible, para ello usamos </text:span><text:span text:style-name="T2">Taiga</text:span><text:span text:style-name="T1">, la cual es herramienta de código abierto, en la que podemos saber que tareas quedan por realizar, se está realizando, se ha realizado o queda por revisar. A cada tarea se podrá asignar el tiempo que estamos empleando en una determinada tarea a través de la herramienta de </text:span><text:span text:style-name="T2">Toggl</text:span><text:span text:style-name="T1">. Al final de cada iteración se calculará el estado del proyecto creando las gráficas de sprint burndown y de product burndown con </text:span><text:span text:style-name="T2">OpenOffice</text:span><text:span text:style-name="T1">.</text:span></text:p>
      <text:p text:style-name="P14"/>
      <text:h text:style-name="P2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QUISITOS DEL SISTEMA DE PRODUCTIVIDAD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5</text:page-number></text:p>
            </table:table-cell>
          </table:table-row>
        </table:table>
        <text:p text:style-name="MP4"/>
      </style:footer>
    </style:master-page>
    <style:master-page style:name="First_20_Page" style:display-name="First Page" style:page-layout-name="Mpm2" style:next-style-name="Standard">
      <style:header>
        <text:p text:style-name="MP5">REQUISITOS DEL SISTEMA DE PRODUCTIVIDAD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7M50S</meta:editing-duration>
    <meta:editing-cycles>25</meta:editing-cycles>
    <meta:generator>OpenOffice/4.1.1$Win32 OpenOffice.org_project/411m6$Build-9775</meta:generator>
    <dc:date>2017-11-23T13:18:42.13</dc:date>
    <dc:creator>Jesús Vázquez Argumedo</dc:creator>
    <meta:document-statistic meta:table-count="4" meta:image-count="0" meta:object-count="0" meta:page-count="5" meta:paragraph-count="54" meta:word-count="535" meta:character-count="3210"/>
    <meta:user-defined meta:name="Info 1"/>
    <meta:user-defined meta:name="Info 2"/>
    <meta:user-defined meta:name="Info 3"/>
    <meta:user-defined meta:name="Info 4"/>
  </office:meta>
</office:document-meta>
</file>